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Heading_20_3">
      <style:paragraph-properties fo:margin-left="2.341cm" fo:margin-right="0cm" fo:text-indent="0cm" style:auto-text-indent="false"/>
    </style:style>
    <style:style style:name="P25" style:family="paragraph" style:parent-style-name="Standard">
      <style:paragraph-properties fo:margin-left="2.341cm" fo:margin-right="0cm" fo:text-indent="0cm" style:auto-text-indent="false"/>
    </style:style>
    <style:style style:name="P26" style:family="paragraph" style:parent-style-name="Text_20_body">
      <style:paragraph-properties fo:margin-left="2.341cm" fo:margin-right="0cm" fo:text-indent="0cm" style:auto-text-indent="false"/>
    </style:style>
    <style:style style:name="P27" style:family="paragraph" style:parent-style-name="List">
      <style:paragraph-properties fo:break-before="page"/>
    </style:style>
    <style:style style:name="P28" style:family="paragraph" style:parent-style-name="Heading_20_3">
      <style:paragraph-properties fo:break-before="page"/>
    </style:style>
    <style:style style:name="P29" style:family="paragraph" style:parent-style-name="Text_20_body">
      <style:paragraph-properties fo:break-before="page"/>
    </style:style>
    <style:style style:name="P30" style:family="paragraph" style:parent-style-name="Text_20_body">
      <style:paragraph-properties fo:margin-left="2.429cm" fo:margin-right="0cm" fo:text-indent="0cm" style:auto-text-indent="false"/>
    </style:style>
    <style:style style:name="P31" style:family="paragraph" style:parent-style-name="List">
      <style:paragraph-properties fo:margin-left="2.429cm" fo:margin-right="0cm" fo:text-indent="0cm" style:auto-text-indent="false"/>
    </style:style>
    <style:style style:name="P32" style:family="paragraph" style:parent-style-name="Text_20_body">
      <style:paragraph-properties fo:margin-left="2.457cm" fo:margin-right="0cm" fo:text-indent="0cm" style:auto-text-indent="false"/>
    </style:style>
    <style:style style:name="P33" style:family="paragraph" style:parent-style-name="Code">
      <style:paragraph-properties fo:margin-left="3.036cm" fo:margin-right="-0.002cm" fo:text-indent="0cm" style:auto-text-indent="false"/>
    </style:style>
    <style:style style:name="P34" style:family="paragraph" style:parent-style-name="Text_20_body">
      <style:paragraph-properties fo:margin-left="2.981cm" fo:margin-right="0cm" fo:text-indent="0cm" style:auto-text-indent="false"/>
    </style:style>
    <style:style style:name="P35" style:family="paragraph" style:parent-style-name="List">
      <style:paragraph-properties fo:margin-left="3.037cm" fo:margin-right="0cm" fo:text-indent="0cm" style:auto-text-indent="false"/>
    </style:style>
    <style:style style:name="P36" style:family="paragraph" style:parent-style-name="Text_20_body">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8" style:family="paragraph" style:parent-style-name="List">
      <style:paragraph-properties fo:margin-left="3.752cm" fo:margin-right="0cm" fo:text-indent="0cm" style:auto-text-indent="false"/>
    </style:style>
    <style:style style:name="P39" style:family="paragraph" style:parent-style-name="Text_20_body">
      <style:paragraph-properties fo:margin-left="3.064cm" fo:margin-right="0cm" fo:text-indent="0cm" style:auto-text-indent="false"/>
    </style:style>
    <style:style style:name="P4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1" style:family="paragraph" style:parent-style-name="Standard" style:master-page-name="Index">
      <style:paragraph-properties style:page-number="auto"/>
    </style:style>
    <style:style style:name="P42" style:family="paragraph" style:parent-style-name="Standard" style:list-style-name="L3">
      <style:paragraph-properties fo:margin-left="3.752cm" fo:margin-right="0cm" fo:text-align="start" style:justify-single-word="false" fo:text-indent="-0.635cm" style:auto-text-indent="false"/>
    </style:style>
    <style:style style:name="P43"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4"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5" style:family="paragraph" style:parent-style-name="Text_20_body" style:list-style-name="L2"/>
    <style:style style:name="P46"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7" style:family="paragraph" style:parent-style-name="Text_20_body" style:list-style-name="L1">
      <style:paragraph-properties fo:margin-left="0cm" fo:margin-right="0cm" fo:text-indent="0cm" style:auto-text-indent="false"/>
    </style:style>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paragraph-properties fo:margin-left="2.341cm" fo:margin-right="0cm" fo:text-indent="0cm" style:auto-text-indent="false"/>
      <style:text-properties fo:font-weight="normal" style:font-weight-asian="normal" style:font-weight-complex="normal"/>
    </style:style>
    <style:style style:name="P50" style:family="paragraph" style:parent-style-name="List" style:list-style-name="L1">
      <style:paragraph-properties fo:margin-left="2.341cm" fo:margin-right="0cm" fo:text-indent="0cm" style:auto-text-indent="false"/>
      <style:text-properties style:text-underline-style="none"/>
    </style:style>
    <style:style style:name="P51" style:family="paragraph" style:parent-style-name="List" style:list-style-name="L4">
      <style:paragraph-properties fo:margin-left="2.341cm" fo:margin-right="0cm" fo:text-indent="0cm" style:auto-text-indent="false"/>
      <style:text-properties style:text-underline-style="none"/>
    </style:style>
    <style:style style:name="P52" style:family="paragraph" style:parent-style-name="List" style:list-style-name="L4">
      <style:paragraph-properties fo:margin-left="2.341cm" fo:margin-right="0cm" fo:text-indent="0cm" style:auto-text-indent="false"/>
    </style:style>
    <style:style style:name="P53" style:family="paragraph" style:parent-style-name="List" style:list-style-name="L1">
      <style:paragraph-properties fo:margin-left="3.037cm" fo:margin-right="0cm" fo:text-indent="0cm" style:auto-text-indent="false"/>
    </style:style>
    <style:style style:name="P54" style:family="paragraph" style:parent-style-name="Heading_20_1" style:master-page-name="Standard">
      <style:paragraph-properties style:page-number="auto"/>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Contents_20_2">
      <style:paragraph-properties>
        <style:tab-stops>
          <style:tab-stop style:position="14.589cm" style:type="right" style:leader-style="dotted" style:leader-text="."/>
        </style:tab-stops>
      </style:paragraph-properties>
    </style:style>
    <style:style style:name="P5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9"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0"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1" style:family="paragraph" style:parent-style-name="Heading_20_TOC" style:master-page-name="Index">
      <style:paragraph-properties style:page-number="1"/>
    </style:style>
    <style:style style:name="P62" style:family="paragraph" style:parent-style-name="Heading_20_4">
      <style:paragraph-properties fo:margin-left="2.429cm" fo:margin-right="0cm" fo:text-indent="0cm" style:auto-text-indent="false"/>
    </style:style>
    <style:style style:name="P63" style:family="paragraph" style:parent-style-name="Heading_20_4">
      <style:paragraph-properties fo:margin-left="2.374cm" fo:margin-right="0cm" fo:text-indent="0cm" style:auto-text-indent="false"/>
    </style:style>
    <style:style style:name="P64" style:family="paragraph" style:parent-style-name="Heading_20_4">
      <style:paragraph-properties fo:margin-left="2.457cm" fo:margin-right="0cm" fo:text-indent="0cm" style:auto-text-indent="fals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1">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text:a xlink:type="simple" xlink:href="#__RefHeading__4751_400627320" text:style-name="Index_20_Link" text:visited-style-name="Index_20_Link">Chapter 1<text:tab/>About this Guide <text:s text:c="2"/><text:tab/>3</text:a></text:p>
          <text:p text:style-name="P57"><text:a xlink:type="simple" xlink:href="#__RefHeading__4753_400627320" text:style-name="Index_20_Link" text:visited-style-name="Index_20_Link">Other sources of information <text:s text:c="2"/><text:tab/>3</text:a></text:p>
          <text:p text:style-name="P58"><text:a xlink:type="simple" xlink:href="#__RefHeading__21830_1038895957" text:style-name="Index_20_Link" text:visited-style-name="Index_20_Link">Chapter 2<text:tab/>List of supported Network Devices <text:s text:c="2"/><text:tab/>4</text:a></text:p>
          <text:p text:style-name="P58"><text:a xlink:type="simple" xlink:href="#__RefHeading__4775_400627320" text:style-name="Index_20_Link" text:visited-style-name="Index_20_Link">Chapter 3<text:tab/>Switch configuration <text:s text:c="2"/><text:tab/>7</text:a></text:p>
          <text:p text:style-name="P57"><text:a xlink:type="simple" xlink:href="#__RefHeading__21832_1038895957" text:style-name="Index_20_Link" text:visited-style-name="Index_20_Link">Assumptions <text:s text:c="2"/><text:tab/>7</text:a></text:p>
          <text:p text:style-name="P57"><text:a xlink:type="simple" xlink:href="#__RefHeading__21834_1038895957" text:style-name="Index_20_Link" text:visited-style-name="Index_20_Link">3COM <text:s text:c="2"/><text:tab/>8</text:a></text:p>
          <text:p text:style-name="P57"><text:a xlink:type="simple" xlink:href="#__RefHeading__21836_1038895957" text:style-name="Index_20_Link" text:visited-style-name="Index_20_Link">Amer <text:s text:c="2"/><text:tab/>12</text:a></text:p>
          <text:p text:style-name="P57"><text:a xlink:type="simple" xlink:href="#__RefHeading__2434_834933746" text:style-name="Index_20_Link" text:visited-style-name="Index_20_Link">Avaya <text:s text:c="2"/><text:tab/>13</text:a></text:p>
          <text:p text:style-name="P57"><text:a xlink:type="simple" xlink:href="#__RefHeading__21936_1038895957" text:style-name="Index_20_Link" text:visited-style-name="Index_20_Link">Cisco <text:s text:c="2"/><text:tab/>13</text:a></text:p>
          <text:p text:style-name="P57"><text:a xlink:type="simple" xlink:href="#__RefHeading__21938_1038895957" text:style-name="Index_20_Link" text:visited-style-name="Index_20_Link">D-Link <text:s text:c="2"/><text:tab/>24</text:a></text:p>
          <text:p text:style-name="P57"><text:a xlink:type="simple" xlink:href="#__RefHeading__21940_1038895957" text:style-name="Index_20_Link" text:visited-style-name="Index_20_Link">Dell <text:s text:c="2"/><text:tab/>25</text:a></text:p>
          <text:p text:style-name="P57"><text:a xlink:type="simple" xlink:href="#__RefHeading__21942_1038895957" text:style-name="Index_20_Link" text:visited-style-name="Index_20_Link">Edge-corE <text:s text:c="2"/><text:tab/>25</text:a></text:p>
          <text:p text:style-name="P57"><text:a xlink:type="simple" xlink:href="#__RefHeading__21944_1038895957" text:style-name="Index_20_Link" text:visited-style-name="Index_20_Link">Enterasys <text:s text:c="2"/><text:tab/>26</text:a></text:p>
          <text:p text:style-name="P57"><text:a xlink:type="simple" xlink:href="#__RefHeading__21946_1038895957" text:style-name="Index_20_Link" text:visited-style-name="Index_20_Link">Extreme Networks <text:s text:c="2"/><text:tab/>29</text:a></text:p>
          <text:p text:style-name="P57"><text:a xlink:type="simple" xlink:href="#__RefHeading__21948_1038895957" text:style-name="Index_20_Link" text:visited-style-name="Index_20_Link">Foundry <text:s text:c="2"/><text:tab/>32</text:a></text:p>
          <text:p text:style-name="P57"><text:a xlink:type="simple" xlink:href="#__RefHeading__2662_1562029471" text:style-name="Index_20_Link" text:visited-style-name="Index_20_Link">HP <text:s text:c="2"/><text:tab/>33</text:a></text:p>
          <text:p text:style-name="P57"><text:a xlink:type="simple" xlink:href="#__RefHeading__21950_1038895957" text:style-name="Index_20_Link" text:visited-style-name="Index_20_Link">HP ProCurve <text:s text:c="2"/><text:tab/>33</text:a></text:p>
          <text:p text:style-name="P57"><text:a xlink:type="simple" xlink:href="#__RefHeading__21952_1038895957" text:style-name="Index_20_Link" text:visited-style-name="Index_20_Link">Intel <text:s text:c="2"/><text:tab/>36</text:a></text:p>
          <text:p text:style-name="P57"><text:a xlink:type="simple" xlink:href="#__RefHeading__2206_1949182198" text:style-name="Index_20_Link" text:visited-style-name="Index_20_Link">Juniper <text:s text:c="2"/><text:tab/>36</text:a></text:p>
          <text:p text:style-name="P57"><text:a xlink:type="simple" xlink:href="#__RefHeading__21954_1038895957" text:style-name="Index_20_Link" text:visited-style-name="Index_20_Link">Linksys <text:s text:c="2"/><text:tab/>38</text:a></text:p>
          <text:p text:style-name="P57"><text:a xlink:type="simple" xlink:href="#__RefHeading__21956_1038895957" text:style-name="Index_20_Link" text:visited-style-name="Index_20_Link">Nortel <text:s text:c="2"/><text:tab/>38</text:a></text:p>
          <text:p text:style-name="P57"><text:a xlink:type="simple" xlink:href="#__RefHeading__21958_1038895957" text:style-name="Index_20_Link" text:visited-style-name="Index_20_Link">SMC <text:s text:c="2"/><text:tab/>40</text:a></text:p>
          <text:p text:style-name="P58"><text:a xlink:type="simple" xlink:href="#__RefHeading__21960_1038895957" text:style-name="Index_20_Link" text:visited-style-name="Index_20_Link">Chapter 4<text:tab/>Wireless Controllers and Access Point Configuration <text:s text:c="2"/><text:tab/>41</text:a></text:p>
          <text:p text:style-name="P57"><text:a xlink:type="simple" xlink:href="#__RefHeading__21962_1038895957" text:style-name="Index_20_Link" text:visited-style-name="Index_20_Link">Assumptions <text:s text:c="2"/><text:tab/>41</text:a></text:p>
          <text:p text:style-name="P57"><text:a xlink:type="simple" xlink:href="#__RefHeading__21964_1038895957" text:style-name="Index_20_Link" text:visited-style-name="Index_20_Link">Unsupported Equipment <text:s text:c="2"/><text:tab/>42</text:a></text:p>
          <text:p text:style-name="P57"><text:a xlink:type="simple" xlink:href="#__RefHeading__19245_611304355" text:style-name="Index_20_Link" text:visited-style-name="Index_20_Link">AeroHIVE <text:s text:c="2"/><text:tab/>43</text:a></text:p>
          <text:p text:style-name="P57"><text:a xlink:type="simple" xlink:href="#__RefHeading__21966_1038895957" text:style-name="Index_20_Link" text:visited-style-name="Index_20_Link">Aruba <text:s text:c="2"/><text:tab/>44</text:a></text:p>
          <text:p text:style-name="P57"><text:soft-page-break/><text:a xlink:type="simple" xlink:href="#__RefHeading__22016_1038895957" text:style-name="Index_20_Link" text:visited-style-name="Index_20_Link">Cisco <text:s text:c="2"/><text:tab/>45</text:a></text:p>
          <text:p text:style-name="P57"><text:a xlink:type="simple" xlink:href="#__RefHeading__22018_1038895957" text:style-name="Index_20_Link" text:visited-style-name="Index_20_Link">D-Link <text:s text:c="2"/><text:tab/>48</text:a></text:p>
          <text:p text:style-name="P57"><text:a xlink:type="simple" xlink:href="#__RefHeading__17023_1684072385" text:style-name="Index_20_Link" text:visited-style-name="Index_20_Link">Extricom <text:s text:c="2"/><text:tab/>48</text:a></text:p>
          <text:p text:style-name="P57"><text:a xlink:type="simple" xlink:href="#__RefHeading__22020_1038895957" text:style-name="Index_20_Link" text:visited-style-name="Index_20_Link">HP <text:s text:c="2"/><text:tab/>49</text:a></text:p>
          <text:p text:style-name="P57"><text:a xlink:type="simple" xlink:href="#__RefHeading__2242_1949182198" text:style-name="Index_20_Link" text:visited-style-name="Index_20_Link">Meru <text:s text:c="2"/><text:tab/>49</text:a></text:p>
          <text:p text:style-name="P57"><text:a xlink:type="simple" xlink:href="#__RefHeading__2610_691561661" text:style-name="Index_20_Link" text:visited-style-name="Index_20_Link">Motorola <text:s text:c="2"/><text:tab/>49</text:a></text:p>
          <text:p text:style-name="P57"><text:a xlink:type="simple" xlink:href="#__RefHeading__2404_647845087" text:style-name="Index_20_Link" text:visited-style-name="Index_20_Link">Xirrus <text:s text:c="2"/><text:tab/>50</text:a></text:p>
          <text:p text:style-name="P58"><text:a xlink:type="simple" xlink:href="#__RefHeading__4829_400627320" text:style-name="Index_20_Link" text:visited-style-name="Index_20_Link">Chapter 5<text:tab/>Additional Information <text:s text:c="2"/><text:tab/>52</text:a></text:p>
          <text:p text:style-name="P58"><text:a xlink:type="simple" xlink:href="#__RefHeading__4831_400627320" text:style-name="Index_20_Link" text:visited-style-name="Index_20_Link">Chapter 6<text:tab/>Commercial Support and Contact Information <text:s text:c="2"/><text:tab/>53</text:a></text:p>
          <text:p text:style-name="P58"><text:a xlink:type="simple" xlink:href="#__RefHeading__4833_400627320" text:style-name="Index_20_Link" text:visited-style-name="Index_20_Link">Chapter 7<text:tab/>GNU Free Documentation License <text:s text:c="2"/><text:tab/>54</text:a></text:p>
        </text:index-body>
      </text:table-of-content>
      <text:list xml:id="list1238045215" text:style-name="Outline">
        <text:list-item>
          <text:h text:style-name="P54"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73814630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776129849"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ext:soft-page-break/>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008372115"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531690900" text:continue-numbering="true" text:style-name="Outline">
        <text:list-item>
          <text:list>
            <text:list-item>
              <text:h text:style-name="P5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992642246" text:style-name="L1">
        <text:list-header>
          <text:p text:style-name="P48">❏<text:tab/>linkUp/linkDown</text:p>
          <text:p text:style-name="P48">❏<text:tab/>Port Security (with static MACs)</text:p>
        </text:list-header>
      </text:list>
      <text:p text:style-name="Text_20_body">Don't forget to update the startup config !</text:p>
      <text:list xml:id="list857492283" text:continue-list="list153169090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7254158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48551268" text:continue-list="list992642246"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719871635" text:continue-list="list187254158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6769339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5">where xx stands for the interface index</text:p>
      <text:p text:style-name="P3"/>
      <text:p text:style-name="Heading_20_3">E5500G and Switch 4200G</text:p>
      <text:p text:style-name="Text_20_body">PacketFence supports these 3Com switches with the following techniques:</text:p>
      <text:list xml:id="list1127483532" text:continue-list="list48551268"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82517415" text:continue-list="list36769339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7642327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055192037"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307621505" text:continue-list="list1127483532" text:style-name="L1">
        <text:list-header>
          <text:p text:style-name="P48">❏<text:tab/>linkUp/linkDown</text:p>
        </text:list-header>
      </text:list>
      <text:p text:style-name="Text_20_body">Don't forget to update the startup config !</text:p>
      <text:p text:style-name="Text_20_body"/>
      <text:p text:style-name="Heading_20_3">L2 Switch SS2R24i</text:p>
      <text:list xml:id="list816508778" text:continue-numbering="true" text:style-name="L1">
        <text:list-header>
          <text:p text:style-name="P48">❏<text:tab/>Global config settings:</text:p>
        </text:list-header>
      </text:list>
      <text:p text:style-name="Code">create snmp host 192.168.1.5 v2c public</text:p>
      <text:p text:style-name="Code">create snmp user public ReadGroup</text:p>
      <text:p text:style-name="Code">enable snmp traps </text:p>
      <text:list xml:id="list257540088" text:continue-numbering="true" text:style-name="L1">
        <text:list-header>
          <text:p text:style-name="P48"/>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911722883" text:continue-list="list1055192037"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64568580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421519337" text:continue-list="list257540088" text:style-name="L1">
        <text:list-header>
          <text:p text:style-name="P48">❏<text:tab/>linkUp/linkDown</text:p>
          <text:p text:style-name="P48">❏<text:tab/>MAC Notification</text:p>
          <text:p text:style-name="P48">❏<text:tab/>Port Security (with static MACs)</text:p>
          <text:p text:style-name="P48"/>
          <text:p text:style-name="P53">On some recent models, we can also use more secure and robust features, like :</text:p>
          <text:p text:style-name="P53"/>
          <text:p text:style-name="P48">❏<text:tab/>MAC Authentication (Cisco's MAC Authentication Bypass or MAB)</text:p>
          <text:p text:style-name="P48">❏<text:tab/>802.1x (Multi-Host or Multi-Domain)</text:p>
          <text:p text:style-name="P48"/>
        </text:list-header>
      </text:list>
      <text:p text:style-name="Text_20_body">Depending of the switch model, we recommend the use of the most secure and reliable feature first. <text:s/>In other words, you should consider the following order :</text:p>
      <text:list xml:id="list1480095398" text:style-name="L2">
        <text:list-item>
          <text:p text:style-name="P45">802.1x/MAB</text:p>
        </text:list-item>
        <text:list-item>
          <text:p text:style-name="P45">Port-Security</text:p>
        </text:list-item>
        <text:list-item>
          <text:p text:style-name="P45">linkUp/linkDown</text:p>
          <text:p text:style-name="P45"/>
        </text:list-item>
      </text:list>
      <text:p text:style-name="Heading_20_3">2900XL Series and 3500XL Series</text:p>
      <text:list xml:id="list1689441725" text:continue-list="list645685808" text:style-name="Outline">
        <text:list-item>
          <text:list>
            <text:list-item>
              <text:list>
                <text:list-item>
                  <text:list>
                    <text:list-item>
                      <text:h text:style-name="P62"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33304013" text:continue-numbering="true" text:style-name="Outline">
        <text:list-item>
          <text:list>
            <text:list-item>
              <text:list>
                <text:list-item>
                  <text:list>
                    <text:list-item>
                      <text:h text:style-name="P62" text:outline-level="4">802.1X</text:h>
                    </text:list-item>
                  </text:list>
                </text:list-item>
              </text:list>
            </text:list-item>
          </text:list>
        </text:list-item>
      </text:list>
      <text:p text:style-name="P39">Recently, we were able to add the support for 802.1X on those switch even if they are not supporting RADIUS dynamic VLAN assignments.</text:p>
      <text:p text:style-name="P31">❏<text:tab/>Global settings</text:p>
      <text:p text:style-name="Code">dot1x system-auth-control</text:p>
      <text:p text:style-name="P39"/>
      <text:p text:style-name="P31">❏<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
      <text:p text:style-name="P31">❏<text:tab/>Radius server configuration</text:p>
      <text:p text:style-name="Code">radius-server host 192.168.1.5 auth-port 1812 acct-port 1813 timeout 2 key useStrongerSecret</text:p>
      <text:p text:style-name="Code">radius-server vsa send authentication</text:p>
      <text:p text:style-name="Text_20_body"/>
      <text:p text:style-name="P31">❏<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1">❏<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009810843" text:continue-numbering="true" text:style-name="Outline">
        <text:list-item>
          <text:list>
            <text:list-item>
              <text:list>
                <text:list-item>
                  <text:list>
                    <text:list-item>
                      <text:h text:style-name="P62"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1455107757" text:style-name="L3">
        <text:list-header>
          <text:p text:style-name="P42"><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8">2960</text:p>
      <text:p text:style-name="P19">** For 802.1X and MAB configurations, refer to the 2970,3560,3550,3750 section below.</text:p>
      <text:list xml:id="list2090072279" text:continue-list="list1009810843" text:style-name="Outline">
        <text:list-item>
          <text:list>
            <text:list-item>
              <text:list>
                <text:list-item>
                  <text:list>
                    <text:list-item>
                      <text:h text:style-name="P62"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069791746" text:continue-list="list1455107757" text:style-name="L3">
        <text:list-header>
          <text:p text:style-name="P43">Fa0/1...Fa0/48<text:tab/><text:tab/>-&gt;<text:tab/>10001...10048<text:line-break/><text:span text:style-name="T8">Gi0/1...Gi0/48<text:tab/><text:tab/>-&gt;<text:tab/>10101...10148</text:span></text:p>
        </text:list-header>
      </text:list>
      <text:list xml:id="list871794910" text:continue-list="list2090072279" text:style-name="Outline">
        <text:list-item>
          <text:list>
            <text:list-item>
              <text:list>
                <text:list-item>
                  <text:list>
                    <text:list-item>
                      <text:h text:style-name="P62" text:outline-level="4">Port-Security for IOS 12.2(46)SE or greater</text:h>
                    </text:list-item>
                  </text:list>
                </text:list-item>
              </text:list>
            </text:list-item>
          </text:list>
        </text:list-item>
      </text:list>
      <text:p text:style-name="P30">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0"/>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6">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49"><text:tab/><text:tab/><text:tab/>Gi0/1...Gi0/48<text:tab/><text:tab/>-&gt;<text:tab/>10101...10148</text:p>
      <text:p text:style-name="P49"><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738625108" text:continue-numbering="true" text:style-name="Outline">
        <text:list-item>
          <text:list>
            <text:list-item>
              <text:list>
                <text:list-item>
                  <text:list>
                    <text:list-item>
                      <text:h text:style-name="P62" text:outline-level="4">802.1x with MAC Authentication bypass (Multi-Domain)</text:h>
                    </text:list-item>
                  </text:list>
                </text:list-item>
              </text:list>
            </text:list-item>
          </text:list>
        </text:list-item>
      </text:list>
      <text:p text:style-name="P31">❏<text:tab/>Global settings</text:p>
      <text:p text:style-name="Code">dot1x system-auth-control</text:p>
      <text:p text:style-name="P30"/>
      <text:p text:style-name="P31"><text:soft-page-break/>❏<text:tab/>On each interface</text:p>
      <text:p text:style-name="P33">switchport mode access</text:p>
      <text:p text:style-name="P33">switchport voice vlan 100</text:p>
      <text:p text:style-name="P33">authentication host-mode multi-domain</text:p>
      <text:p text:style-name="P33">authentication order dot1x mab</text:p>
      <text:p text:style-name="P33">authentication priority dot1x mab</text:p>
      <text:p text:style-name="P33">authentication port-control auto</text:p>
      <text:p text:style-name="P33">authentication periodic</text:p>
      <text:p text:style-name="P33">authentication timer restart 10800</text:p>
      <text:p text:style-name="P33">authentication timer reauthenticate 10800</text:p>
      <text:p text:style-name="P33">mab</text:p>
      <text:p text:style-name="P33">no snmp trap link-status</text:p>
      <text:p text:style-name="P33">dot1x pae authenticator</text:p>
      <text:p text:style-name="P33">dot1x timeout quiet-period 2</text:p>
      <text:p text:style-name="P33">dot1x timeout tx-period 3</text:p>
      <text:p text:style-name="P31"/>
      <text:p text:style-name="P31">❏<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
      <text:p text:style-name="P31">❏<text:tab/>Radius server configuration</text:p>
      <text:p text:style-name="Code">radius-server host 192.168.1.5 auth-port 1812 acct-port 1813 timeout 2 key useStrongerSecret</text:p>
      <text:p text:style-name="Code">radius-server vsa send authentication</text:p>
      <text:p text:style-name="Text_20_body"/>
      <text:list xml:id="list2024701646" text:continue-numbering="true" text:style-name="Outline">
        <text:list-item>
          <text:list>
            <text:list-item>
              <text:list>
                <text:list-item>
                  <text:list>
                    <text:list-item>
                      <text:h text:style-name="P62" text:outline-level="4">802.1x with MAC Authentication bypass (Multi-Host)</text:h>
                    </text:list-item>
                  </text:list>
                </text:list-item>
              </text:list>
            </text:list-item>
          </text:list>
        </text:list-item>
      </text:list>
      <text:p text:style-name="P31">❏<text:tab/>Global settings</text:p>
      <text:p text:style-name="Code">dot1x system-auth-control</text:p>
      <text:p text:style-name="P30"/>
      <text:p text:style-name="P31">❏<text:tab/>On each interface</text:p>
      <text:p text:style-name="P33"><text:soft-page-break/>switchport mode access</text:p>
      <text:p text:style-name="P33"><text:s/>authentication order dot1x mab</text:p>
      <text:p text:style-name="P33"><text:s/>authentication priority dot1x mab</text:p>
      <text:p text:style-name="P33"><text:s/>authentication port-control auto</text:p>
      <text:p text:style-name="P33"><text:s/>authentication periodic</text:p>
      <text:p text:style-name="P33"><text:s/>authentication timer restart 10800</text:p>
      <text:p text:style-name="P33"><text:s/>authentication timer reauthenticate 7200</text:p>
      <text:p text:style-name="P33"><text:s/>mab</text:p>
      <text:p text:style-name="P33"><text:s/>no snmp trap link-status</text:p>
      <text:p text:style-name="P33"><text:s/>dot1x pae authenticator</text:p>
      <text:p text:style-name="P33"><text:s/>dot1x timeout quiet-period 2</text:p>
      <text:p text:style-name="P33"><text:s/>dot1x timeout tx-period 3</text:p>
      <text:p text:style-name="Text_20_body"/>
      <text:p text:style-name="P31">❏<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1">❏<text:tab/>Radius server configuration</text:p>
      <text:p text:style-name="Code">radius-server host 10.10.10.10 auth-port 1812 acct-port 1813 timeout 2 key useStrongerSecret</text:p>
      <text:p text:style-name="Code">radius-server vsa send authentication</text:p>
      <text:p text:style-name="P30"/>
      <text:list xml:id="list1897190179" text:continue-numbering="true" text:style-name="Outline">
        <text:list-item>
          <text:list>
            <text:list-item>
              <text:list>
                <text:list-item>
                  <text:list>
                    <text:list-item>
                      <text:h text:style-name="P62" text:outline-level="4">MAC Authentication bypass only</text:h>
                    </text:list-item>
                  </text:list>
                </text:list-item>
              </text:list>
            </text:list-item>
          </text:list>
        </text:list-item>
      </text:list>
      <text:p text:style-name="P31">❏<text:tab/>Global settings</text:p>
      <text:p text:style-name="Code">dot1x system-auth-control</text:p>
      <text:p text:style-name="Text_20_body"/>
      <text:p text:style-name="P31">❏<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1">❏<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
      <text:p text:style-name="P31">❏<text:tab/>Radius server configuration</text:p>
      <text:p text:style-name="Code">radius-server host 192.168.1.5 auth-port 1812 acct-port 1813 timeout 2 key useStrongerSecret</text:p>
      <text:p text:style-name="Code">radius-server vsa send authentication</text:p>
      <text:p text:style-name="P30"/>
      <text:list xml:id="list2000644016" text:continue-numbering="true" text:style-name="Outline">
        <text:list-item>
          <text:list>
            <text:list-item>
              <text:list>
                <text:list-item>
                  <text:list>
                    <text:list-item>
                      <text:h text:style-name="P62"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287528405" text:continue-list="list1069791746" text:style-name="L3">
        <text:list-header>
          <text:p text:style-name="P43">Fa0/1...Fa0/48<text:tab/><text:tab/>-&gt;<text:tab/>10001...10048<text:line-break/><text:span text:style-name="T8">Gi0/1...Gi0/48<text:tab/><text:tab/>-&gt;<text:tab/>10101...10148</text:span></text:p>
        </text:list-header>
      </text:list>
      <text:p text:style-name="Text_20_body"/>
      <text:p text:style-name="P29"/>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059688235" text:continue-numbering="true" text:style-name="L3">
        <text:list-header>
          <text:p text:style-name="P4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713293646" text:continue-list="list200064401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687603340" text:continue-list="list421519337" text:style-name="L1">
        <text:list-header>
          <text:p text:style-name="P48">❏<text:tab/>linkUp/linkDown</text:p>
          <text:p text:style-name="P4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8">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554843445" text:continue-list="list713293646"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4"/>
      <text:list xml:id="list494797413"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618451679" text:continue-list="list687603340" text:style-name="L1">
        <text:list-header>
          <text:p text:style-name="P4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11530045" text:continue-list="list494797413"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494738703" text:continue-list="list618451679" text:style-name="L1">
        <text:list-header>
          <text:p text:style-name="P48">❏<text:tab/>linkUp/linkDown</text:p>
          <text:p text:style-name="P4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24691287" text:continue-list="list111530045" text:style-name="Outline">
        <text:list-item>
          <text:list>
            <text:list-item>
              <text:list>
                <text:list-item>
                  <text:list>
                    <text:list-item>
                      <text:h text:style-name="Heading_20_4" text:outline-level="4"/>
                    </text:list-item>
                  </text:list>
                </text:list-item>
              </text:list>
            </text:list-item>
          </text:list>
        </text:list-item>
      </text:list>
      <text:p text:style-name="P28">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313314200" text:continue-numbering="true" text:style-name="Outline">
        <text:list-item>
          <text:list>
            <text:list-item>
              <text:h text:style-name="P56"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649848106" text:continue-list="list1494738703" text:style-name="L1">
        <text:list-header>
          <text:p text:style-name="P48">❏<text:tab/>linkUp/linkDown</text:p>
          <text:p text:style-name="P48">❏<text:tab/>MAC Address Lockdown (Port Security)</text:p>
          <text:p text:style-name="P50">❏<text:tab/>Netlogin - MAC Authentication</text:p>
          <text:list>
            <text:list-item>
              <text:list>
                <text:list-header>
                  <text:p text:style-name="P50">❏<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657785119" text:continue-list="list1313314200" text:style-name="Outline">
        <text:list-item>
          <text:list>
            <text:list-item>
              <text:list>
                <text:list-item>
                  <text:list>
                    <text:list-item>
                      <text:h text:style-name="P62"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556671427" text:continue-list="list649848106" text:style-name="L1">
        <text:list-header>
          <text:p text:style-name="P48">❏<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52919829" text:continue-numbering="true" text:style-name="L1">
        <text:list-header>
          <text:p text:style-name="P48">❏<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6">where &lt;portlist&gt;: are ports you want to secure. It can be an individual port or a port-range with a dash.</text:p>
      <text:list xml:id="list2141115341" text:continue-list="list1657785119" text:style-name="Outline">
        <text:list-item>
          <text:list>
            <text:list-item>
              <text:list>
                <text:list-item>
                  <text:list>
                    <text:list-item>
                      <text:h text:style-name="P62" text:outline-level="4">MAC Authentication</text:h>
                    </text:list-item>
                  </text:list>
                </text:list-item>
              </text:list>
            </text:list-item>
          </text:list>
        </text:list-item>
      </text:list>
      <text:list xml:id="list2104559627" text:continue-list="list1152919829" text:style-name="L1">
        <text:list-header>
          <text:p text:style-name="P48">❏<text:tab/>AAA Configuration</text:p>
          <text:p text:style-name="P59">configure radius netlogin primary server 192.168.1.5 1812 client-ip 10.0.0.8 vr VR-Default</text:p>
          <text:p text:style-name="P59">configure radius netlogin primary shared-secret 12345</text:p>
          <text:p text:style-name="P59">enable radius netlogin</text:p>
        </text:list-header>
      </text:list>
      <text:p text:style-name="Text_20_body"/>
      <text:list xml:id="list1892997471" text:continue-numbering="true" text:style-name="L1">
        <text:list-header>
          <text:p text:style-name="P48">❏<text:tab/>Netlogin (Mac Authentication)</text:p>
          <text:p text:style-name="P60">configure netlogin vlan temp</text:p>
          <text:p text:style-name="P60">enable netlogin mac</text:p>
          <text:p text:style-name="P60">configure netlogin dynamic-vlan enable</text:p>
          <text:p text:style-name="P60">configure netlogin dynamic-vlan uplink-ports 50</text:p>
          <text:p text:style-name="P60">configure netlogin mac authentication database-order radius</text:p>
          <text:p text:style-name="P60">enable netlogin ports 1-48 mac</text:p>
          <text:p text:style-name="P60">configure netlogin ports 1-48 mode port-based-vlans</text:p>
          <text:p text:style-name="P60">configure netlogin ports 1-48 no-restart</text:p>
          <text:p text:style-name="P47"/>
        </text:list-header>
      </text:list>
      <text:list xml:id="list253277364" text:continue-list="list2141115341" text:style-name="Outline">
        <text:list-item>
          <text:list>
            <text:list-item>
              <text:list>
                <text:list-item>
                  <text:list>
                    <text:list-item>
                      <text:h text:style-name="P62" text:outline-level="4">802.1X</text:h>
                    </text:list-item>
                  </text:list>
                </text:list-item>
              </text:list>
            </text:list-item>
          </text:list>
        </text:list-item>
      </text:list>
      <text:list xml:id="list135080966" text:continue-list="list1892997471" text:style-name="L1">
        <text:list-header>
          <text:p text:style-name="P48">❏<text:tab/>AAA Configuration</text:p>
          <text:p text:style-name="P59">configure radius netlogin primary server 192.168.1.5 1812 client-ip 10.0.0.8 vr VR-Default</text:p>
          <text:p text:style-name="P59">configure radius netlogin primary shared-secret 12345</text:p>
          <text:p text:style-name="P59">enable radius netlogin</text:p>
        </text:list-header>
      </text:list>
      <text:p text:style-name="Text_20_body"/>
      <text:list xml:id="list2178076902" text:continue-numbering="true" text:style-name="L1">
        <text:list-header>
          <text:p text:style-name="P48">❏<text:tab/>Netlogin (802.1X)</text:p>
          <text:p text:style-name="P60">configure netlogin vlan temp</text:p>
          <text:p text:style-name="P60">enable netlogin dot1x</text:p>
          <text:p text:style-name="P60">configure netlogin dynamic-vlan enable</text:p>
          <text:p text:style-name="P60"><text:soft-page-break/>configure netlogin dynamic-vlan uplink-ports 50</text:p>
          <text:p text:style-name="P60">enable netlogin ports 1-48 dot1x </text:p>
          <text:p text:style-name="P60">configure netlogin ports 1-48 mode port-based-vlans</text:p>
          <text:p text:style-name="P60">configure netlogin ports 1-48 no-restart</text:p>
        </text:list-header>
      </text:list>
      <text:p text:style-name="P40"/>
      <text:p text:style-name="Text_20_body"/>
      <text:p text:style-name="P21">NB. <text:s/>You can mix the MAC Authentication and 802.1X on the same switchport. <text:s/>If the device fails 802.1X authentication, it will roll back to the MAC Authentication.</text:p>
      <text:list xml:id="list547257724" text:continue-list="list253277364" text:style-name="Outline">
        <text:list-item>
          <text:list>
            <text:list-item>
              <text:h text:style-name="P5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50603386" text:continue-list="list2178076902"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7">❏<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700461573" text:continue-list="list547257724"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91480077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629204509" text:continue-list="list1850603386"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238696085" text:continue-list="list1914800776" text:style-name="Outline">
        <text:list-item>
          <text:list>
            <text:list-item>
              <text:h text:style-name="P5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673639149" text:continue-list="list1629204509" text:style-name="L1">
        <text:list-header>
          <text:p text:style-name="P48">❏<text:tab/>linkUp/linkDown</text:p>
        </text:list-header>
      </text:list>
      <text:p text:style-name="Text_20_body">Exact command-line configuration to be contributed...</text:p>
      <text:p text:style-name="Text_20_body"/>
      <text:list xml:id="list2081886478" text:continue-list="list123869608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929987747" text:continue-numbering="true" text:style-name="Outline">
        <text:list-item>
          <text:list>
            <text:list-item>
              <text:h text:style-name="P56"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533093535" text:continue-list="list673639149" text:style-name="L1">
        <text:list-header>
          <text:p text:style-name="P48">❏<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163763680" text:continue-list="list929987747"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503104034" text:continue-list="list533093535" text:style-name="L1">
        <text:list-header>
          <text:p text:style-name="P48">❏<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8">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641393771" text:continue-list="list2163763680"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247136635" text:style-name="L4">
        <text:list-header>
          <text:p text:style-name="P52">❏<text:tab/>linkUp/linkDown on 6128L2, 6224M, 8824M and 8848M</text:p>
          <text:p text:style-name="P5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299697476" text:continue-numbering="true" text:style-name="L4">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P20"/>
      <text:list xml:id="list1574318067" text:continue-numbering="true" text:style-name="L4">
        <text:list-header>
          <text:p text:style-name="P51">❏<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32749954" text:continue-numbering="true" text:style-name="L4">
        <text:list-header>
          <text:p text:style-name="P52">❏<text:tab/>linkUp/linkDown</text:p>
        </text:list-header>
      </text:list>
      <text:p text:style-name="Text_20_body"/>
      <text:p text:style-name="List">❏<text:tab/>Global config settings</text:p>
      <text:p text:style-name="Code">SNMP-server host 192.168.1.5 public version 1</text:p>
      <text:list xml:id="list287675818" text:continue-list="list641393771" text:style-name="Outline">
        <text:list-item>
          <text:h text:style-name="P55"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596796301" text:continue-numbering="true" text:style-name="Outline">
        <text:list-item>
          <text:list>
            <text:list-item>
              <text:h text:style-name="P5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5"><text:span text:style-name="T13">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1221811989" text:continue-numbering="true" text:style-name="Outline">
        <text:list-item>
          <text:list>
            <text:list-item>
              <text:h text:style-name="P5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370479081" text:continue-numbering="true" text:style-name="Outline">
        <text:list-item>
          <text:list>
            <text:list-item>
              <text:list>
                <text:list-item>
                  <text:list>
                    <text:list-item>
                      <text:h text:style-name="P63"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8">❏<text:tab/>Give a RADIUS Name</text:p>
      <text:p text:style-name="P38">❏<text:tab/>Add a RADIUS server with Authentication as the server type and primary as the role</text:p>
      <text:p text:style-name="P38">❏<text:tab/>Make sure Permit Dynamic Change of Authorization is ticked (RFC 3576)</text:p>
      <text:list xml:id="list701834286" text:continue-numbering="true" text:style-name="Outline">
        <text:list-item>
          <text:list>
            <text:list-item>
              <text:list>
                <text:list-item>
                  <text:list>
                    <text:list-item>
                      <text:h text:style-name="P63" text:outline-level="4">Public SSID</text:h>
                    </text:list-item>
                  </text:list>
                </text:list-item>
              </text:list>
            </text:list-item>
          </text:list>
        </text:list-item>
      </text:list>
      <text:p text:style-name="P39">Again in the HVM, go to <text:span text:style-name="T12">Configuration -&gt; SSIDs</text:span>, and create a new SSID with the following :</text:p>
      <text:p text:style-name="P38">❏<text:tab/>Give a Profile Name and an SSID Name</text:p>
      <text:p text:style-name="P38">❏<text:tab/>Choose Open as the Access Security </text:p>
      <text:p text:style-name="P38">❏<text:tab/>Select Enable Mac Authentication</text:p>
      <text:p text:style-name="P38">❏<text:tab/>Select your RADIUS server from the RADIUS Server dropdown list</text:p>
      <text:list xml:id="list1363668050" text:continue-numbering="true" text:style-name="Outline">
        <text:list-item>
          <text:list>
            <text:list-item>
              <text:list>
                <text:list-item>
                  <text:list>
                    <text:list-item>
                      <text:h text:style-name="P63" text:outline-level="4">Secure SSID</text:h>
                    </text:list-item>
                  </text:list>
                </text:list-item>
              </text:list>
            </text:list-item>
          </text:list>
        </text:list-item>
      </text:list>
      <text:p text:style-name="P39">In the HVM, go to <text:span text:style-name="T12">Configuration -&gt; SSIDs</text:span>, and create a new SSID with the following :</text:p>
      <text:p text:style-name="P38">❏<text:tab/>Give a Profile Name and an SSID Name</text:p>
      <text:p text:style-name="P38">❏<text:tab/>Choose WPA2 Enterprise as the Access Security </text:p>
      <text:p text:style-name="P38">❏<text:tab/>Select WPA2-802.1X as the key management</text:p>
      <text:p text:style-name="P38">❏<text:tab/>Select CCMP as the encryption method</text:p>
      <text:p text:style-name="P38">❏<text:tab/>Select your RADIUS server from the RADIUS Server dropdown list</text:p>
      <text:list xml:id="list838448138" text:continue-numbering="true" text:style-name="Outline">
        <text:list-item>
          <text:list>
            <text:list-item>
              <text:list>
                <text:list-item>
                  <text:list>
                    <text:list-item>
                      <text:h text:style-name="P63" text:outline-level="4">Caching and Roaming</text:h>
                    </text:list-item>
                  </text:list>
                </text:list-item>
              </text:list>
            </text:list-item>
          </text:list>
        </text:list-item>
      </text:list>
      <text:p text:style-name="P39">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772659971"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670510338" text:continue-numbering="true" text:style-name="Outline">
        <text:list-item>
          <text:list>
            <text:list-item>
              <text:list>
                <text:list-item>
                  <text:list>
                    <text:list-item>
                      <text:h text:style-name="P63" text:outline-level="4">VLAN definition</text:h>
                    </text:list-item>
                  </text:list>
                </text:list-item>
              </text:list>
            </text:list-item>
          </text:list>
        </text:list-item>
      </text:list>
      <text:p text:style-name="P34">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035567529" text:continue-numbering="true" text:style-name="Outline">
        <text:list-item>
          <text:list>
            <text:list-item>
              <text:list>
                <text:list-item>
                  <text:list>
                    <text:list-item>
                      <text:h text:style-name="P63"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190997187" text:continue-numbering="true" text:style-name="Outline">
        <text:list-item>
          <text:list>
            <text:list-item>
              <text:list>
                <text:list-item>
                  <text:list>
                    <text:list-item>
                      <text:h text:style-name="P63"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2157144441" text:continue-numbering="true" text:style-name="Outline">
        <text:list-item>
          <text:list>
            <text:list-item>
              <text:list>
                <text:list-item>
                  <text:list>
                    <text:list-item>
                      <text:h text:style-name="P63"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2270380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51844822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833090233"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916663810" text:continue-numbering="true" text:style-name="Outline">
        <text:list-item>
          <text:list>
            <text:list-item>
              <text:list>
                <text:list-item>
                  <text:list>
                    <text:list-item>
                      <text:h text:style-name="P64" text:outline-level="4">Public SSID</text:h>
                    </text:list-item>
                  </text:list>
                </text:list-item>
              </text:list>
            </text:list-item>
          </text:list>
        </text:list-item>
      </text:list>
      <text:p text:style-name="P38">❏<text:tab/>MAC Authentication must be ticked</text:p>
      <text:p text:style-name="P38">❏<text:tab/>Encryption method needs to be set to None</text:p>
      <text:p text:style-name="P38">❏<text:tab/>Select PacketFence as the MAC Authentication RADIUS server (previously added)</text:p>
      <text:list xml:id="list728962242" text:continue-numbering="true" text:style-name="Outline">
        <text:list-item>
          <text:list>
            <text:list-item>
              <text:list>
                <text:list-item>
                  <text:list>
                    <text:list-item>
                      <text:h text:style-name="P64" text:outline-level="4"><text:soft-page-break/>Secure SSID</text:h>
                    </text:list-item>
                  </text:list>
                </text:list-item>
              </text:list>
            </text:list-item>
          </text:list>
        </text:list-item>
      </text:list>
      <text:p text:style-name="P38">❏<text:tab/>Encryption method needs to be set to WPA Enterprise/WPA2 Enterprise</text:p>
      <text:p text:style-name="P38">❏<text:tab/>AES only needs to be selected</text:p>
      <text:p text:style-name="P38">❏<text:tab/>Select PacketFence as the RADIUS server (previously added)</text:p>
      <text:p text:style-name="P35"/>
      <text:p text:style-name="P35">The final step is to enable SNMP Agent and SNMP Traps on the controller. <text:s/>This is done under the following tab in the administrative UI : <text:span text:style-name="T9">Advanced -&gt; SNMP</text:span></text:p>
      <text:list xml:id="list203669137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545153085"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63065264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95516410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8">❏<text:tab/>Check the Dynamic Assignment check-box</text:p>
      <text:p text:style-name="P38">❏<text:tab/>Select “MAC Authentication” under Authentication</text:p>
      <text:p text:style-name="P38">❏<text:tab/>Click “Config...” choose the Colon delimiter format</text:p>
      <text:p text:style-name="P38">❏<text:tab/>Un-check all encryption options</text:p>
      <text:p text:style-name="P38"><text:soft-page-break/>❏<text:tab/>Under RADIUS put in PacketFence's RADIUS Server information</text:p>
      <text:list xml:id="list1410859367"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8">❏<text:tab/>Check the Dynamic Assignment check-box</text:p>
      <text:p text:style-name="P38">❏<text:tab/>Select “802.1X EAP” under Authentication</text:p>
      <text:p text:style-name="P38">❏<text:tab/>Check WPA/WPA2-TKIP encryption option</text:p>
      <text:p text:style-name="P38">❏<text:tab/>Under RADIUS put in PacketFence's RADIUS Server information</text:p>
      <text:list xml:id="list156144721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5">Add the two Read-Only and Read-Write users under <text:span text:style-name="T9">Management Access -&gt; SNMP Access</text:span>.</text:p>
      <text:p text:style-name="P36"><text:span text:style-name="T8">Don't forget to add your device in the </text:span><text:span text:style-name="Code_20__28_inline_29_"><text:span text:style-name="T8">/etc/raddb/clients.conf</text:span></text:span><text:span text:style-name="T8"> on the PacketFence server afterward.</text:span></text:p>
      <text:p text:style-name="P37"/>
      <text:list xml:id="list608171930"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5">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6"/>
      <text:p text:style-name="P35">Finally, don't forget to create the SSID you want and the proper bindings with the LAN. Open SSID should be configured to perform MAC Authentication and Secure SSID should be configured to perform 802.1X (WPA-Enterprise or WPA2-Enterprise).</text:p>
      <text:list xml:id="list1285964009" text:continue-numbering="true" text:style-name="Outline">
        <text:list-item>
          <text:h text:style-name="P55"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3668842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30608776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07</dc:date>
    <meta:editing-cycles>889</meta:editing-cycles>
    <meta:editing-duration>P14DT18H49M11S</meta:editing-duration>
    <meta:printed-by>Olivier Bilodeau</meta:printed-by>
    <meta:print-date>2010-07-14T16:24:11</meta:print-date>
    <dc:creator>Olivier Bilodeau</dc:creator>
    <meta:document-statistic meta:table-count="1" meta:image-count="2" meta:object-count="0" meta:page-count="56" meta:paragraph-count="1047" meta:word-count="7385" meta:character-count="52077"/>
    <meta:user-defined meta:name="Info 1"/>
    <meta:user-defined meta:name="Info 2"/>
    <meta:user-defined meta:name="Info 3"/>
    <meta:user-defined meta:name="Info 4"/>
  </office:meta>
</office:document-meta>
</file>